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T35" style:family="table">
      <style:table-properties style:vertical-align="top"/>
    </style:style>
    <style:style style:name="T61" style:family="table">
      <style:table-properties style:vertical-align="top"/>
    </style:style>
    <style:style style:name="p62" style:family="paragraph">
      <style:paragraph-properties fo:margin-left="0pt"/>
    </style:style>
    <style:style style:name="T56" style:family="table">
      <style:table-properties/>
    </style:style>
    <style:style style:name="T58" style:family="table">
      <style:table-properties style:vertical-align="top"/>
    </style:style>
    <style:style style:name="T59" style:family="table">
      <style:table-properties/>
    </style:style>
    <style:style style:name="T52" style:family="table">
      <style:table-properties/>
    </style:style>
    <style:style style:name="T54" style:family="table">
      <style:table-properties style:vertical-align="top"/>
    </style:style>
    <style:style style:name="s55" style:family="section">
      <style:section-properties fo:margin-top="0pt" fo:margin-bottom="0pt" fo:margin-left="0pt" fo:margin-right="0pt"/>
    </style:style>
    <style:style style:name="T48" style:family="table">
      <style:table-properties style:vertical-align="top"/>
    </style:style>
    <style:style style:name="T49" style:family="table">
      <style:table-properties/>
    </style:style>
    <style:style style:name="T51" style:family="table">
      <style:table-properties style:vertical-align="top"/>
    </style:style>
    <style:style style:name="T12" style:family="table">
      <style:table-properties style:vertical-align="top"/>
    </style:style>
    <style:style style:name="c13" style:family="text">
      <style:text-properties fo:font-family="Sans" style:text-position="100%"/>
    </style:style>
    <style:style style:name="p14" style:family="paragraph">
      <style:paragraph-properties fo:text-align="center"/>
    </style:style>
    <style:style style:name="p15" style:family="paragraph">
      <style:paragraph-properties fo:text-align="start" fo:margin-left="0pt"/>
    </style:style>
    <style:style style:name="p10" style:family="paragraph">
      <style:paragraph-properties fo:text-align="start"/>
    </style:style>
    <style:style style:name="p4" style:family="paragraph">
      <style:paragraph-properties fo:margin-top="10.5pt" fo:margin-bottom="9pt"/>
    </style:style>
    <style:style style:name="c5" style:family="text">
      <style:text-properties fo:font-weight="bold" fo:font-family="Sans"/>
    </style:style>
    <style:style style:name="s6" style:family="section">
      <style:section-properties fo:margin-top="0pt" fo:margin-bottom="0pt" fo:margin-left="0pt" fo:margin-right="0pt"/>
    </style:style>
    <style:style style:name="T7" style:family="table">
      <style:table-properties/>
    </style:style>
    <style:style style:name="c0" style:family="text">
      <style:text-properties fo:font-family="Sans"/>
    </style:style>
    <style:style style:name="p3" style:family="paragraph">
      <style:paragraph-properties fo:margin-top="9pt" fo:margin-bottom="9pt"/>
    </style:style>
    <style:style style:name="T28" style:family="table">
      <style:table-properties style:vertical-align="top"/>
    </style:style>
    <style:style style:name="T29" style:family="table">
      <style:table-properties/>
    </style:style>
    <style:style style:name="T31" style:family="table">
      <style:table-properties style:vertical-align="top"/>
    </style:style>
    <style:style style:name="T24" style:family="table">
      <style:table-properties style:vertical-align="top"/>
    </style:style>
    <style:style style:name="s25" style:family="section">
      <style:section-properties fo:margin-top="0pt" fo:margin-bottom="0pt" fo:margin-left="0pt" fo:margin-right="0pt"/>
    </style:style>
    <style:style style:name="T26" style:family="table">
      <style:table-properties/>
    </style:style>
    <style:style style:name="T20" style:family="table">
      <style:table-properties style:vertical-align="top"/>
    </style:style>
    <style:style style:name="s21" style:family="section">
      <style:section-properties fo:margin-top="0pt" fo:margin-bottom="0pt" fo:margin-left="0pt" fo:margin-right="0pt"/>
    </style:style>
    <style:style style:name="T22" style:family="table">
      <style:table-properties/>
    </style:style>
    <style:style style:name="p17" style:family="paragraph">
      <style:paragraph-properties fo:margin-top="9pt" fo:margin-bottom="9pt"/>
    </style:style>
    <style:style style:name="T18" style:family="table">
      <style:table-properties/>
    </style:style>
    <style:style style:name="T45" style:family="table">
      <style:table-properties style:vertical-align="top"/>
    </style:style>
    <style:style style:name="T46" style:family="table">
      <style:table-properties/>
    </style:style>
    <style:style style:name="T41" style:family="table">
      <style:table-properties style:vertical-align="top"/>
    </style:style>
    <style:style style:name="s42" style:family="section">
      <style:section-properties fo:margin-top="0pt" fo:margin-bottom="0pt" fo:margin-left="0pt" fo:margin-right="0pt"/>
    </style:style>
    <style:style style:name="T43" style:family="table">
      <style:table-properties/>
    </style:style>
    <style:style style:name="T36" style:family="table">
      <style:table-properties/>
    </style:style>
    <style:style style:name="T38" style:family="table">
      <style:table-properties style:vertical-align="top"/>
    </style:style>
    <style:style style:name="T39" style:family="table">
      <style:table-properties/>
    </style:style>
    <style:style style:name="s32" style:family="section">
      <style:section-properties fo:margin-top="0pt" fo:margin-bottom="0pt" fo:margin-left="0pt" fo:margin-right="0pt"/>
    </style:style>
    <style:style style:name="T33" style:family="table">
      <style:table-properties/>
    </style:style>
  </office:automatic-styles>
  <office:body>
    <office:text>
      <text:p text:style-name="p3"><text:span text:style-name="c0"> </text:span></text:p>
      <text:p text:style-name="p4"><text:span text:style-name="c5">usuario</text:span></text:p>
      <table:table>
        <table:table-column table:number-columns-repeated="9"/>
        <table:table-row>
          <table:table-cell table:style-name="T12">
            <text:p text:style-name="p10"><text:span text:style-name="c13">Columna<text:line-break/>Tipo<text:line-break/>Nulabilidad</text:span></text:p>
          </table:table-cell>
          <table:table-cell table:style-name="T12">
            <text:p text:style-name="p14"><text:span text:style-name="c13">id_usuario<text:line-break/>PK <text:line-break/>NN</text:span></text:p>
          </table:table-cell>
          <table:table-cell table:style-name="T12">
            <text:p text:style-name="p14"><text:span text:style-name="c13">nombres_usuario<text:line-break/><text:line-break/>NN</text:span></text:p>
          </table:table-cell>
          <table:table-cell table:style-name="T12">
            <text:p text:style-name="p14"><text:span text:style-name="c13">primer_apellido_usu<text:line-break/><text:line-break/>NN</text:span></text:p>
          </table:table-cell>
          <table:table-cell table:style-name="T12">
            <text:p text:style-name="p14"><text:span text:style-name="c13">segundo_apellido_usu<text:line-break/><text:line-break/>NN</text:span></text:p>
          </table:table-cell>
          <table:table-cell table:style-name="T12">
            <text:p text:style-name="p14"><text:span text:style-name="c13">email_usu<text:line-break/><text:line-break/>NN</text:span></text:p>
          </table:table-cell>
          <table:table-cell table:style-name="T12">
            <text:p text:style-name="p14"><text:span text:style-name="c13">clave_usu<text:line-break/><text:line-break/>NN</text:span></text:p>
          </table:table-cell>
          <table:table-cell table:style-name="T12">
            <text:p text:style-name="p14"><text:span text:style-name="c13">estado<text:line-break/><text:line-break/>NN</text:span></text:p>
          </table:table-cell>
          <table:table-cell table:style-name="T12">
            <text:p text:style-name="p14"><text:span text:style-name="c13">fk_id_tipo<text:line-break/>FK <text:line-break/>NN</text:span></text:p>
          </table:table-cell>
        </table:table-row>
        <table:table-row>
          <table:table-cell table:style-name="T12">
            <text:p text:style-name="p10"><text:span text:style-name="c13">Ejemplo 1:</text:span></text:p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0"/>
          </table:table-cell>
        </table:table-row>
        <table:table-row>
          <table:table-cell table:style-name="T12">
            <text:p text:style-name="p10"><text:span text:style-name="c13">Ejemplo 2:</text:span></text:p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0"/>
          </table:table-cell>
        </table:table-row>
        <table:table-row>
          <table:table-cell table:style-name="T12">
            <text:p text:style-name="p10"><text:span text:style-name="c13">Ejemplo 3:</text:span></text:p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0"/>
          </table:table-cell>
        </table:table-row>
        <table:table-row>
          <table:table-cell table:style-name="T12">
            <text:p text:style-name="p10"><text:span text:style-name="c13">Ejemplo 4:</text:span></text:p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5"/>
          </table:table-cell>
          <table:table-cell table:style-name="T12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producto</text:span></text:p>
      <table:table>
        <table:table-column table:number-columns-repeated="9"/>
        <table:table-row>
          <table:table-cell table:style-name="T20">
            <text:p text:style-name="p10"><text:span text:style-name="c13">Columna<text:line-break/>Tipo<text:line-break/>Nulabilidad</text:span></text:p>
          </table:table-cell>
          <table:table-cell table:style-name="T20">
            <text:p text:style-name="p14"><text:span text:style-name="c13">id_producto<text:line-break/>PK <text:line-break/>NN</text:span></text:p>
          </table:table-cell>
          <table:table-cell table:style-name="T20">
            <text:p text:style-name="p14"><text:span text:style-name="c13">nombre_prod<text:line-break/><text:line-break/>NN</text:span></text:p>
          </table:table-cell>
          <table:table-cell table:style-name="T20">
            <text:p text:style-name="p14"><text:span text:style-name="c13">precio_venta<text:line-break/><text:line-break/>NN</text:span></text:p>
          </table:table-cell>
          <table:table-cell table:style-name="T20">
            <text:p text:style-name="p14"><text:span text:style-name="c13">especificaciones<text:line-break/><text:line-break/>NN</text:span></text:p>
          </table:table-cell>
          <table:table-cell table:style-name="T20">
            <text:p text:style-name="p14"><text:span text:style-name="c13">tag<text:line-break/><text:line-break/>N</text:span></text:p>
          </table:table-cell>
          <table:table-cell table:style-name="T20">
            <text:p text:style-name="p14"><text:span text:style-name="c13">imagen<text:line-break/><text:line-break/>NN</text:span></text:p>
          </table:table-cell>
          <table:table-cell table:style-name="T20">
            <text:p text:style-name="p14"><text:span text:style-name="c13">fk_id_proveedor<text:line-break/>FK <text:line-break/>NN</text:span></text:p>
          </table:table-cell>
          <table:table-cell table:style-name="T20">
            <text:p text:style-name="p14"><text:span text:style-name="c13">fk_id_categoria<text:line-break/>FK <text:line-break/>NN</text:span></text:p>
          </table:table-cell>
        </table:table-row>
        <table:table-row>
          <table:table-cell table:style-name="T20">
            <text:p text:style-name="p10"><text:span text:style-name="c13">Ejemplo 1:</text:span></text:p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0"/>
          </table:table-cell>
        </table:table-row>
        <table:table-row>
          <table:table-cell table:style-name="T20">
            <text:p text:style-name="p10"><text:span text:style-name="c13">Ejemplo 2:</text:span></text:p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0"/>
          </table:table-cell>
        </table:table-row>
        <table:table-row>
          <table:table-cell table:style-name="T20">
            <text:p text:style-name="p10"><text:span text:style-name="c13">Ejemplo 3:</text:span></text:p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0"/>
          </table:table-cell>
        </table:table-row>
        <table:table-row>
          <table:table-cell table:style-name="T20">
            <text:p text:style-name="p10"><text:span text:style-name="c13">Ejemplo 4:</text:span></text:p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5"/>
          </table:table-cell>
          <table:table-cell table:style-name="T20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inventario</text:span></text:p>
      <table:table>
        <table:table-column table:number-columns-repeated="4"/>
        <table:table-row>
          <table:table-cell table:style-name="T24">
            <text:p text:style-name="p10"><text:span text:style-name="c13">Columna<text:line-break/>Tipo<text:line-break/>Nulabilidad</text:span></text:p>
          </table:table-cell>
          <table:table-cell table:style-name="T24">
            <text:p text:style-name="p14"><text:span text:style-name="c13">cantidad<text:line-break/><text:line-break/>NN</text:span></text:p>
          </table:table-cell>
          <table:table-cell table:style-name="T24">
            <text:p text:style-name="p14"><text:span text:style-name="c13">fk_id_producto<text:line-break/>FK <text:line-break/>NN</text:span></text:p>
          </table:table-cell>
          <table:table-cell table:style-name="T24">
            <text:p text:style-name="p14"><text:span text:style-name="c13">fk_id_sucursal<text:line-break/>FK <text:line-break/>NN</text:span></text:p>
          </table:table-cell>
        </table:table-row>
        <table:table-row>
          <table:table-cell table:style-name="T24">
            <text:p text:style-name="p10"><text:span text:style-name="c13">Ejemplo 1:</text:span></text:p>
          </table:table-cell>
          <table:table-cell table:style-name="T24">
            <text:p text:style-name="p15"/>
          </table:table-cell>
          <table:table-cell table:style-name="T24">
            <text:p text:style-name="p15"/>
          </table:table-cell>
          <table:table-cell table:style-name="T24">
            <text:p text:style-name="p10"/>
          </table:table-cell>
        </table:table-row>
        <table:table-row>
          <table:table-cell table:style-name="T24">
            <text:p text:style-name="p10"><text:span text:style-name="c13">Ejemplo 2:</text:span></text:p>
          </table:table-cell>
          <table:table-cell table:style-name="T24">
            <text:p text:style-name="p15"/>
          </table:table-cell>
          <table:table-cell table:style-name="T24">
            <text:p text:style-name="p15"/>
          </table:table-cell>
          <table:table-cell table:style-name="T24">
            <text:p text:style-name="p10"/>
          </table:table-cell>
        </table:table-row>
        <table:table-row>
          <table:table-cell table:style-name="T24">
            <text:p text:style-name="p10"><text:span text:style-name="c13">Ejemplo 3:</text:span></text:p>
          </table:table-cell>
          <table:table-cell table:style-name="T24">
            <text:p text:style-name="p15"/>
          </table:table-cell>
          <table:table-cell table:style-name="T24">
            <text:p text:style-name="p15"/>
          </table:table-cell>
          <table:table-cell table:style-name="T24">
            <text:p text:style-name="p10"/>
          </table:table-cell>
        </table:table-row>
        <table:table-row>
          <table:table-cell table:style-name="T24">
            <text:p text:style-name="p10"><text:span text:style-name="c13">Ejemplo 4:</text:span></text:p>
          </table:table-cell>
          <table:table-cell table:style-name="T24">
            <text:p text:style-name="p15"/>
          </table:table-cell>
          <table:table-cell table:style-name="T24">
            <text:p text:style-name="p15"/>
          </table:table-cell>
          <table:table-cell table:style-name="T24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proveedor</text:span></text:p>
      <table:table>
        <table:table-column table:number-columns-repeated="5"/>
        <table:table-row>
          <table:table-cell table:style-name="T28">
            <text:p text:style-name="p10"><text:span text:style-name="c13">Columna<text:line-break/>Tipo<text:line-break/>Nulabilidad</text:span></text:p>
          </table:table-cell>
          <table:table-cell table:style-name="T28">
            <text:p text:style-name="p14"><text:span text:style-name="c13">id_proveedor<text:line-break/>PK <text:line-break/>NN</text:span></text:p>
          </table:table-cell>
          <table:table-cell table:style-name="T28">
            <text:p text:style-name="p14"><text:span text:style-name="c13">nombre_prov<text:line-break/><text:line-break/>NN</text:span></text:p>
          </table:table-cell>
          <table:table-cell table:style-name="T28">
            <text:p text:style-name="p14"><text:span text:style-name="c13">telefono_prov<text:line-break/><text:line-break/>NN</text:span></text:p>
          </table:table-cell>
          <table:table-cell table:style-name="T28">
            <text:p text:style-name="p14"><text:span text:style-name="c13">email_prov<text:line-break/><text:line-break/>NN</text:span></text:p>
          </table:table-cell>
        </table:table-row>
        <table:table-row>
          <table:table-cell table:style-name="T28">
            <text:p text:style-name="p10"><text:span text:style-name="c13">Ejemplo 1:</text:span></text:p>
          </table:table-cell>
          <table:table-cell table:style-name="T28">
            <text:p text:style-name="p15"/>
          </table:table-cell>
          <table:table-cell table:style-name="T28">
            <text:p text:style-name="p15"/>
          </table:table-cell>
          <table:table-cell table:style-name="T28">
            <text:p text:style-name="p15"/>
          </table:table-cell>
          <table:table-cell table:style-name="T28">
            <text:p text:style-name="p10"/>
          </table:table-cell>
        </table:table-row>
        <table:table-row>
          <table:table-cell table:style-name="T28">
            <text:p text:style-name="p10"><text:span text:style-name="c13">Ejemplo 2:</text:span></text:p>
          </table:table-cell>
          <table:table-cell table:style-name="T28">
            <text:p text:style-name="p15"/>
          </table:table-cell>
          <table:table-cell table:style-name="T28">
            <text:p text:style-name="p15"/>
          </table:table-cell>
          <table:table-cell table:style-name="T28">
            <text:p text:style-name="p15"/>
          </table:table-cell>
          <table:table-cell table:style-name="T28">
            <text:p text:style-name="p10"/>
          </table:table-cell>
        </table:table-row>
        <table:table-row>
          <table:table-cell table:style-name="T28">
            <text:p text:style-name="p10"><text:span text:style-name="c13">Ejemplo 3:</text:span></text:p>
          </table:table-cell>
          <table:table-cell table:style-name="T28">
            <text:p text:style-name="p15"/>
          </table:table-cell>
          <table:table-cell table:style-name="T28">
            <text:p text:style-name="p15"/>
          </table:table-cell>
          <table:table-cell table:style-name="T28">
            <text:p text:style-name="p15"/>
          </table:table-cell>
          <table:table-cell table:style-name="T28">
            <text:p text:style-name="p10"/>
          </table:table-cell>
        </table:table-row>
        <table:table-row>
          <table:table-cell table:style-name="T28">
            <text:p text:style-name="p10"><text:span text:style-name="c13">Ejemplo 4:</text:span></text:p>
          </table:table-cell>
          <table:table-cell table:style-name="T28">
            <text:p text:style-name="p15"/>
          </table:table-cell>
          <table:table-cell table:style-name="T28">
            <text:p text:style-name="p15"/>
          </table:table-cell>
          <table:table-cell table:style-name="T28">
            <text:p text:style-name="p15"/>
          </table:table-cell>
          <table:table-cell table:style-name="T28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sucursal</text:span></text:p>
      <table:table>
        <table:table-column table:number-columns-repeated="5"/>
        <table:table-row>
          <table:table-cell table:style-name="T31">
            <text:p text:style-name="p10"><text:span text:style-name="c13">Columna<text:line-break/>Tipo<text:line-break/>Nulabilidad</text:span></text:p>
          </table:table-cell>
          <table:table-cell table:style-name="T31">
            <text:p text:style-name="p14"><text:span text:style-name="c13">id_sucursal<text:line-break/>PK <text:line-break/>NN</text:span></text:p>
          </table:table-cell>
          <table:table-cell table:style-name="T31">
            <text:p text:style-name="p14"><text:span text:style-name="c13">nombre_sucursal<text:line-break/><text:line-break/>NN</text:span></text:p>
          </table:table-cell>
          <table:table-cell table:style-name="T31">
            <text:p text:style-name="p14"><text:span text:style-name="c13">estado<text:line-break/><text:line-break/>NN</text:span></text:p>
          </table:table-cell>
          <table:table-cell table:style-name="T31">
            <text:p text:style-name="p14"><text:span text:style-name="c13">fecha_creacion<text:line-break/><text:line-break/>NN</text:span></text:p>
          </table:table-cell>
        </table:table-row>
        <table:table-row>
          <table:table-cell table:style-name="T31">
            <text:p text:style-name="p10"><text:span text:style-name="c13">Ejemplo 1:</text:span></text:p>
          </table:table-cell>
          <table:table-cell table:style-name="T31">
            <text:p text:style-name="p15"/>
          </table:table-cell>
          <table:table-cell table:style-name="T31">
            <text:p text:style-name="p15"/>
          </table:table-cell>
          <table:table-cell table:style-name="T31">
            <text:p text:style-name="p15"/>
          </table:table-cell>
          <table:table-cell table:style-name="T31">
            <text:p text:style-name="p10"/>
          </table:table-cell>
        </table:table-row>
        <table:table-row>
          <table:table-cell table:style-name="T31">
            <text:p text:style-name="p10"><text:span text:style-name="c13">Ejemplo 2:</text:span></text:p>
          </table:table-cell>
          <table:table-cell table:style-name="T31">
            <text:p text:style-name="p15"/>
          </table:table-cell>
          <table:table-cell table:style-name="T31">
            <text:p text:style-name="p15"/>
          </table:table-cell>
          <table:table-cell table:style-name="T31">
            <text:p text:style-name="p15"/>
          </table:table-cell>
          <table:table-cell table:style-name="T31">
            <text:p text:style-name="p10"/>
          </table:table-cell>
        </table:table-row>
        <table:table-row>
          <table:table-cell table:style-name="T31">
            <text:p text:style-name="p10"><text:span text:style-name="c13">Ejemplo 3:</text:span></text:p>
          </table:table-cell>
          <table:table-cell table:style-name="T31">
            <text:p text:style-name="p15"/>
          </table:table-cell>
          <table:table-cell table:style-name="T31">
            <text:p text:style-name="p15"/>
          </table:table-cell>
          <table:table-cell table:style-name="T31">
            <text:p text:style-name="p15"/>
          </table:table-cell>
          <table:table-cell table:style-name="T31">
            <text:p text:style-name="p10"/>
          </table:table-cell>
        </table:table-row>
        <table:table-row>
          <table:table-cell table:style-name="T31">
            <text:p text:style-name="p10"><text:span text:style-name="c13">Ejemplo 4:</text:span></text:p>
          </table:table-cell>
          <table:table-cell table:style-name="T31">
            <text:p text:style-name="p15"/>
          </table:table-cell>
          <table:table-cell table:style-name="T31">
            <text:p text:style-name="p15"/>
          </table:table-cell>
          <table:table-cell table:style-name="T31">
            <text:p text:style-name="p15"/>
          </table:table-cell>
          <table:table-cell table:style-name="T31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ireccion_almacen</text:span></text:p>
      <table:table>
        <table:table-column table:number-columns-repeated="8"/>
        <table:table-row>
          <table:table-cell table:style-name="T35">
            <text:p text:style-name="p10"><text:span text:style-name="c13">Columna<text:line-break/>Tipo<text:line-break/>Nulabilidad</text:span></text:p>
          </table:table-cell>
          <table:table-cell table:style-name="T35">
            <text:p text:style-name="p14"><text:span text:style-name="c13">id_dir_almacen<text:line-break/>PK <text:line-break/>NN</text:span></text:p>
          </table:table-cell>
          <table:table-cell table:style-name="T35">
            <text:p text:style-name="p14"><text:span text:style-name="c13">pais<text:line-break/><text:line-break/>NN</text:span></text:p>
          </table:table-cell>
          <table:table-cell table:style-name="T35">
            <text:p text:style-name="p14"><text:span text:style-name="c13">departamento<text:line-break/><text:line-break/>NN</text:span></text:p>
          </table:table-cell>
          <table:table-cell table:style-name="T35">
            <text:p text:style-name="p14"><text:span text:style-name="c13">municipio<text:line-break/><text:line-break/>NN</text:span></text:p>
          </table:table-cell>
          <table:table-cell table:style-name="T35">
            <text:p text:style-name="p14"><text:span text:style-name="c13">ciudad<text:line-break/><text:line-break/>NN</text:span></text:p>
          </table:table-cell>
          <table:table-cell table:style-name="T35">
            <text:p text:style-name="p14"><text:span text:style-name="c13">direccion<text:line-break/><text:line-break/>NN</text:span></text:p>
          </table:table-cell>
          <table:table-cell table:style-name="T35">
            <text:p text:style-name="p14"><text:span text:style-name="c13">fk_id_sucursal<text:line-break/>FK <text:line-break/>NN</text:span></text:p>
          </table:table-cell>
        </table:table-row>
        <table:table-row>
          <table:table-cell table:style-name="T35">
            <text:p text:style-name="p10"><text:span text:style-name="c13">Ejemplo 1:</text:span></text:p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0"/>
          </table:table-cell>
        </table:table-row>
        <table:table-row>
          <table:table-cell table:style-name="T35">
            <text:p text:style-name="p10"><text:span text:style-name="c13">Ejemplo 2:</text:span></text:p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0"/>
          </table:table-cell>
        </table:table-row>
        <table:table-row>
          <table:table-cell table:style-name="T35">
            <text:p text:style-name="p10"><text:span text:style-name="c13">Ejemplo 3:</text:span></text:p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0"/>
          </table:table-cell>
        </table:table-row>
        <table:table-row>
          <table:table-cell table:style-name="T35">
            <text:p text:style-name="p10"><text:span text:style-name="c13">Ejemplo 4:</text:span></text:p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5"/>
          </table:table-cell>
          <table:table-cell table:style-name="T35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ato_facturacion_contribuyente</text:span></text:p>
      <table:table>
        <table:table-column table:number-columns-repeated="9"/>
        <table:table-row>
          <table:table-cell table:style-name="T38">
            <text:p text:style-name="p10"><text:span text:style-name="c13">Columna<text:line-break/>Tipo<text:line-break/>Nulabilidad</text:span></text:p>
          </table:table-cell>
          <table:table-cell table:style-name="T38">
            <text:p text:style-name="p14"><text:span text:style-name="c13">id_cliente_fact<text:line-break/>PK <text:line-break/>NN</text:span></text:p>
          </table:table-cell>
          <table:table-cell table:style-name="T38">
            <text:p text:style-name="p14"><text:span text:style-name="c13">nombre<text:line-break/><text:line-break/>NN</text:span></text:p>
          </table:table-cell>
          <table:table-cell table:style-name="T38">
            <text:p text:style-name="p14"><text:span text:style-name="c13">direccion<text:line-break/><text:line-break/>NN</text:span></text:p>
          </table:table-cell>
          <table:table-cell table:style-name="T38">
            <text:p text:style-name="p14"><text:span text:style-name="c13">departamento<text:line-break/><text:line-break/>NN</text:span></text:p>
          </table:table-cell>
          <table:table-cell table:style-name="T38">
            <text:p text:style-name="p14"><text:span text:style-name="c13">nit_contribuyente<text:line-break/><text:line-break/>NN</text:span></text:p>
          </table:table-cell>
          <table:table-cell table:style-name="T38">
            <text:p text:style-name="p14"><text:span text:style-name="c13">nrc<text:line-break/><text:line-break/>NN</text:span></text:p>
          </table:table-cell>
          <table:table-cell table:style-name="T38">
            <text:p text:style-name="p14"><text:span text:style-name="c13">giro<text:line-break/><text:line-break/>NN</text:span></text:p>
          </table:table-cell>
          <table:table-cell table:style-name="T38">
            <text:p text:style-name="p14"><text:span text:style-name="c13">fk_id_usuario<text:line-break/>FK <text:line-break/>NN</text:span></text:p>
          </table:table-cell>
        </table:table-row>
        <table:table-row>
          <table:table-cell table:style-name="T38">
            <text:p text:style-name="p10"><text:span text:style-name="c13">Ejemplo 1:</text:span></text:p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0"/>
          </table:table-cell>
        </table:table-row>
        <table:table-row>
          <table:table-cell table:style-name="T38">
            <text:p text:style-name="p10"><text:span text:style-name="c13">Ejemplo 2:</text:span></text:p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0"/>
          </table:table-cell>
        </table:table-row>
        <table:table-row>
          <table:table-cell table:style-name="T38">
            <text:p text:style-name="p10"><text:span text:style-name="c13">Ejemplo 3:</text:span></text:p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0"/>
          </table:table-cell>
        </table:table-row>
        <table:table-row>
          <table:table-cell table:style-name="T38">
            <text:p text:style-name="p10"><text:span text:style-name="c13">Ejemplo 4:</text:span></text:p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5"/>
          </table:table-cell>
          <table:table-cell table:style-name="T38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encabezado_solicitud</text:span></text:p>
      <table:table>
        <table:table-column table:number-columns-repeated="8"/>
        <table:table-row>
          <table:table-cell table:style-name="T41">
            <text:p text:style-name="p10"><text:span text:style-name="c13">Columna<text:line-break/>Tipo<text:line-break/>Nulabilidad</text:span></text:p>
          </table:table-cell>
          <table:table-cell table:style-name="T41">
            <text:p text:style-name="p14"><text:span text:style-name="c13">id_encabez<text:line-break/>PK <text:line-break/>NN</text:span></text:p>
          </table:table-cell>
          <table:table-cell table:style-name="T41">
            <text:p text:style-name="p14"><text:span text:style-name="c13">fecha_sol<text:line-break/><text:line-break/>NN</text:span></text:p>
          </table:table-cell>
          <table:table-cell table:style-name="T41">
            <text:p text:style-name="p14"><text:span text:style-name="c13">Estado<text:line-break/><text:line-break/>NN</text:span></text:p>
          </table:table-cell>
          <table:table-cell table:style-name="T41">
            <text:p text:style-name="p14"><text:span text:style-name="c13">tipo_compra<text:line-break/><text:line-break/>NN</text:span></text:p>
          </table:table-cell>
          <table:table-cell table:style-name="T41">
            <text:p text:style-name="p14"><text:span text:style-name="c13">numero_deposito<text:line-break/><text:line-break/>NN</text:span></text:p>
          </table:table-cell>
          <table:table-cell table:style-name="T41">
            <text:p text:style-name="p14"><text:span text:style-name="c13">fk_id_usuario<text:line-break/>FK <text:line-break/>NN</text:span></text:p>
          </table:table-cell>
          <table:table-cell table:style-name="T41">
            <text:p text:style-name="p14"><text:span text:style-name="c13">fk_id_direccion<text:line-break/>FK <text:line-break/>NN</text:span></text:p>
          </table:table-cell>
        </table:table-row>
        <table:table-row>
          <table:table-cell table:style-name="T41">
            <text:p text:style-name="p10"><text:span text:style-name="c13">Ejemplo 1:</text:span></text:p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0"/>
          </table:table-cell>
        </table:table-row>
        <table:table-row>
          <table:table-cell table:style-name="T41">
            <text:p text:style-name="p10"><text:span text:style-name="c13">Ejemplo 2:</text:span></text:p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0"/>
          </table:table-cell>
        </table:table-row>
        <table:table-row>
          <table:table-cell table:style-name="T41">
            <text:p text:style-name="p10"><text:span text:style-name="c13">Ejemplo 3:</text:span></text:p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0"/>
          </table:table-cell>
        </table:table-row>
        <table:table-row>
          <table:table-cell table:style-name="T41">
            <text:p text:style-name="p10"><text:span text:style-name="c13">Ejemplo 4:</text:span></text:p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5"/>
          </table:table-cell>
          <table:table-cell table:style-name="T41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etalle_solicitud</text:span></text:p>
      <table:table>
        <table:table-column table:number-columns-repeated="6"/>
        <table:table-row>
          <table:table-cell table:style-name="T45">
            <text:p text:style-name="p10"><text:span text:style-name="c13">Columna<text:line-break/>Tipo<text:line-break/>Nulabilidad</text:span></text:p>
          </table:table-cell>
          <table:table-cell table:style-name="T45">
            <text:p text:style-name="p14"><text:span text:style-name="c13">id_detalle<text:line-break/>PK <text:line-break/>NN</text:span></text:p>
          </table:table-cell>
          <table:table-cell table:style-name="T45">
            <text:p text:style-name="p14"><text:span text:style-name="c13">cantidad<text:line-break/><text:line-break/>NN</text:span></text:p>
          </table:table-cell>
          <table:table-cell table:style-name="T45">
            <text:p text:style-name="p14"><text:span text:style-name="c13">precio<text:line-break/><text:line-break/>NN</text:span></text:p>
          </table:table-cell>
          <table:table-cell table:style-name="T45">
            <text:p text:style-name="p14"><text:span text:style-name="c13">fk_id_encabez<text:line-break/>FK <text:line-break/>NN</text:span></text:p>
          </table:table-cell>
          <table:table-cell table:style-name="T45">
            <text:p text:style-name="p14"><text:span text:style-name="c13">fk_id_producto<text:line-break/>FK <text:line-break/>NN</text:span></text:p>
          </table:table-cell>
        </table:table-row>
        <table:table-row>
          <table:table-cell table:style-name="T45">
            <text:p text:style-name="p10"><text:span text:style-name="c13">Ejemplo 1:</text:span></text:p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0"/>
          </table:table-cell>
        </table:table-row>
        <table:table-row>
          <table:table-cell table:style-name="T45">
            <text:p text:style-name="p10"><text:span text:style-name="c13">Ejemplo 2:</text:span></text:p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0"/>
          </table:table-cell>
        </table:table-row>
        <table:table-row>
          <table:table-cell table:style-name="T45">
            <text:p text:style-name="p10"><text:span text:style-name="c13">Ejemplo 3:</text:span></text:p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0"/>
          </table:table-cell>
        </table:table-row>
        <table:table-row>
          <table:table-cell table:style-name="T45">
            <text:p text:style-name="p10"><text:span text:style-name="c13">Ejemplo 4:</text:span></text:p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5"/>
          </table:table-cell>
          <table:table-cell table:style-name="T45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ireccion_entrega</text:span></text:p>
      <table:table>
        <table:table-column table:number-columns-repeated="6"/>
        <table:table-row>
          <table:table-cell table:style-name="T48">
            <text:p text:style-name="p10"><text:span text:style-name="c13">Columna<text:line-break/>Tipo<text:line-break/>Nulabilidad</text:span></text:p>
          </table:table-cell>
          <table:table-cell table:style-name="T48">
            <text:p text:style-name="p14"><text:span text:style-name="c13">id_direccion<text:line-break/>PK <text:line-break/>NN</text:span></text:p>
          </table:table-cell>
          <table:table-cell table:style-name="T48">
            <text:p text:style-name="p14"><text:span text:style-name="c13">departamento<text:line-break/><text:line-break/>NN</text:span></text:p>
          </table:table-cell>
          <table:table-cell table:style-name="T48">
            <text:p text:style-name="p14"><text:span text:style-name="c13">municipio<text:line-break/><text:line-break/>NN</text:span></text:p>
          </table:table-cell>
          <table:table-cell table:style-name="T48">
            <text:p text:style-name="p14"><text:span text:style-name="c13">direccion<text:line-break/><text:line-break/>NN</text:span></text:p>
          </table:table-cell>
          <table:table-cell table:style-name="T48">
            <text:p text:style-name="p14"><text:span text:style-name="c13">fk_id_usuario<text:line-break/>FK <text:line-break/>NN</text:span></text:p>
          </table:table-cell>
        </table:table-row>
        <table:table-row>
          <table:table-cell table:style-name="T48">
            <text:p text:style-name="p10"><text:span text:style-name="c13">Ejemplo 1:</text:span></text:p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0"/>
          </table:table-cell>
        </table:table-row>
        <table:table-row>
          <table:table-cell table:style-name="T48">
            <text:p text:style-name="p10"><text:span text:style-name="c13">Ejemplo 2:</text:span></text:p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0"/>
          </table:table-cell>
        </table:table-row>
        <table:table-row>
          <table:table-cell table:style-name="T48">
            <text:p text:style-name="p10"><text:span text:style-name="c13">Ejemplo 3:</text:span></text:p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0"/>
          </table:table-cell>
        </table:table-row>
        <table:table-row>
          <table:table-cell table:style-name="T48">
            <text:p text:style-name="p10"><text:span text:style-name="c13">Ejemplo 4:</text:span></text:p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5"/>
          </table:table-cell>
          <table:table-cell table:style-name="T48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categoria</text:span></text:p>
      <table:table>
        <table:table-column table:number-columns-repeated="6"/>
        <table:table-row>
          <table:table-cell table:style-name="T51">
            <text:p text:style-name="p10"><text:span text:style-name="c13">Columna<text:line-break/>Tipo<text:line-break/>Nulabilidad</text:span></text:p>
          </table:table-cell>
          <table:table-cell table:style-name="T51">
            <text:p text:style-name="p14"><text:span text:style-name="c13">id_categoria<text:line-break/>PK <text:line-break/>NN</text:span></text:p>
          </table:table-cell>
          <table:table-cell table:style-name="T51">
            <text:p text:style-name="p14"><text:span text:style-name="c13">nombre_categoria<text:line-break/><text:line-break/>NN</text:span></text:p>
          </table:table-cell>
          <table:table-cell table:style-name="T51">
            <text:p text:style-name="p14"><text:span text:style-name="c13">icon<text:line-break/><text:line-break/>NN</text:span></text:p>
          </table:table-cell>
          <table:table-cell table:style-name="T51">
            <text:p text:style-name="p14"><text:span text:style-name="c13">estado<text:line-break/><text:line-break/>NN</text:span></text:p>
          </table:table-cell>
          <table:table-cell table:style-name="T51">
            <text:p text:style-name="p14"><text:span text:style-name="c13">descripcion_cat<text:line-break/><text:line-break/>NN</text:span></text:p>
          </table:table-cell>
        </table:table-row>
        <table:table-row>
          <table:table-cell table:style-name="T51">
            <text:p text:style-name="p10"><text:span text:style-name="c13">Ejemplo 1:</text:span></text:p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0"/>
          </table:table-cell>
        </table:table-row>
        <table:table-row>
          <table:table-cell table:style-name="T51">
            <text:p text:style-name="p10"><text:span text:style-name="c13">Ejemplo 2:</text:span></text:p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0"/>
          </table:table-cell>
        </table:table-row>
        <table:table-row>
          <table:table-cell table:style-name="T51">
            <text:p text:style-name="p10"><text:span text:style-name="c13">Ejemplo 3:</text:span></text:p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0"/>
          </table:table-cell>
        </table:table-row>
        <table:table-row>
          <table:table-cell table:style-name="T51">
            <text:p text:style-name="p10"><text:span text:style-name="c13">Ejemplo 4:</text:span></text:p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5"/>
          </table:table-cell>
          <table:table-cell table:style-name="T51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tipo_usuario</text:span></text:p>
      <table:table>
        <table:table-column table:number-columns-repeated="4"/>
        <table:table-row>
          <table:table-cell table:style-name="T54">
            <text:p text:style-name="p10"><text:span text:style-name="c13">Columna<text:line-break/>Tipo<text:line-break/>Nulabilidad</text:span></text:p>
          </table:table-cell>
          <table:table-cell table:style-name="T54">
            <text:p text:style-name="p14"><text:span text:style-name="c13">id_tipo<text:line-break/>PK <text:line-break/>NN</text:span></text:p>
          </table:table-cell>
          <table:table-cell table:style-name="T54">
            <text:p text:style-name="p14"><text:span text:style-name="c13">nombre_tu<text:line-break/><text:line-break/>NN</text:span></text:p>
          </table:table-cell>
          <table:table-cell table:style-name="T54">
            <text:p text:style-name="p14"><text:span text:style-name="c13">descripcion<text:line-break/><text:line-break/>NN</text:span></text:p>
          </table:table-cell>
        </table:table-row>
        <table:table-row>
          <table:table-cell table:style-name="T54">
            <text:p text:style-name="p10"><text:span text:style-name="c13">Ejemplo 1:</text:span></text:p>
          </table:table-cell>
          <table:table-cell table:style-name="T54">
            <text:p text:style-name="p15"/>
          </table:table-cell>
          <table:table-cell table:style-name="T54">
            <text:p text:style-name="p15"/>
          </table:table-cell>
          <table:table-cell table:style-name="T54">
            <text:p text:style-name="p10"/>
          </table:table-cell>
        </table:table-row>
        <table:table-row>
          <table:table-cell table:style-name="T54">
            <text:p text:style-name="p10"><text:span text:style-name="c13">Ejemplo 2:</text:span></text:p>
          </table:table-cell>
          <table:table-cell table:style-name="T54">
            <text:p text:style-name="p15"/>
          </table:table-cell>
          <table:table-cell table:style-name="T54">
            <text:p text:style-name="p15"/>
          </table:table-cell>
          <table:table-cell table:style-name="T54">
            <text:p text:style-name="p10"/>
          </table:table-cell>
        </table:table-row>
        <table:table-row>
          <table:table-cell table:style-name="T54">
            <text:p text:style-name="p10"><text:span text:style-name="c13">Ejemplo 3:</text:span></text:p>
          </table:table-cell>
          <table:table-cell table:style-name="T54">
            <text:p text:style-name="p15"/>
          </table:table-cell>
          <table:table-cell table:style-name="T54">
            <text:p text:style-name="p15"/>
          </table:table-cell>
          <table:table-cell table:style-name="T54">
            <text:p text:style-name="p10"/>
          </table:table-cell>
        </table:table-row>
        <table:table-row>
          <table:table-cell table:style-name="T54">
            <text:p text:style-name="p10"><text:span text:style-name="c13">Ejemplo 4:</text:span></text:p>
          </table:table-cell>
          <table:table-cell table:style-name="T54">
            <text:p text:style-name="p15"/>
          </table:table-cell>
          <table:table-cell table:style-name="T54">
            <text:p text:style-name="p15"/>
          </table:table-cell>
          <table:table-cell table:style-name="T54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carrito_compra</text:span></text:p>
      <table:table>
        <table:table-column table:number-columns-repeated="7"/>
        <table:table-row>
          <table:table-cell table:style-name="T58">
            <text:p text:style-name="p10"><text:span text:style-name="c13">Columna<text:line-break/>Tipo<text:line-break/>Nulabilidad</text:span></text:p>
          </table:table-cell>
          <table:table-cell table:style-name="T58">
            <text:p text:style-name="p14"><text:span text:style-name="c13">id_carrito<text:line-break/>PK <text:line-break/>NN</text:span></text:p>
          </table:table-cell>
          <table:table-cell table:style-name="T58">
            <text:p text:style-name="p14"><text:span text:style-name="c13">date<text:line-break/><text:line-break/>NN</text:span></text:p>
          </table:table-cell>
          <table:table-cell table:style-name="T58">
            <text:p text:style-name="p14"><text:span text:style-name="c13">estado<text:line-break/><text:line-break/>NN</text:span></text:p>
          </table:table-cell>
          <table:table-cell table:style-name="T58">
            <text:p text:style-name="p14"><text:span text:style-name="c13">cantidad<text:line-break/><text:line-break/>NN</text:span></text:p>
          </table:table-cell>
          <table:table-cell table:style-name="T58">
            <text:p text:style-name="p14"><text:span text:style-name="c13">fk_id_usuario<text:line-break/>FK <text:line-break/>NN</text:span></text:p>
          </table:table-cell>
          <table:table-cell table:style-name="T58">
            <text:p text:style-name="p14"><text:span text:style-name="c13">fk_id_producto<text:line-break/>FK <text:line-break/>NN</text:span></text:p>
          </table:table-cell>
        </table:table-row>
        <table:table-row>
          <table:table-cell table:style-name="T58">
            <text:p text:style-name="p10"><text:span text:style-name="c13">Ejemplo 1:</text:span></text:p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0"/>
          </table:table-cell>
        </table:table-row>
        <table:table-row>
          <table:table-cell table:style-name="T58">
            <text:p text:style-name="p10"><text:span text:style-name="c13">Ejemplo 2:</text:span></text:p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0"/>
          </table:table-cell>
        </table:table-row>
        <table:table-row>
          <table:table-cell table:style-name="T58">
            <text:p text:style-name="p10"><text:span text:style-name="c13">Ejemplo 3:</text:span></text:p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0"/>
          </table:table-cell>
        </table:table-row>
        <table:table-row>
          <table:table-cell table:style-name="T58">
            <text:p text:style-name="p10"><text:span text:style-name="c13">Ejemplo 4:</text:span></text:p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5"/>
          </table:table-cell>
          <table:table-cell table:style-name="T58">
            <text:p text:style-name="p10"/>
          </table:table-cell>
        </table:table-row>
      </table:table>
      <text:p text:style-name="p17"><text:span text:style-name="c0"> </text:span></text:p>
      <text:p text:style-name="p4"><text:span text:style-name="c5">descuentos</text:span></text:p>
      <table:table>
        <table:table-column table:number-columns-repeated="5"/>
        <table:table-row>
          <table:table-cell table:style-name="T61">
            <text:p text:style-name="p10"><text:span text:style-name="c13">Columna<text:line-break/>Tipo<text:line-break/>Nulabilidad</text:span></text:p>
          </table:table-cell>
          <table:table-cell table:style-name="T61">
            <text:p text:style-name="p14"><text:span text:style-name="c13">porcentaje<text:line-break/><text:line-break/>NN</text:span></text:p>
          </table:table-cell>
          <table:table-cell table:style-name="T61">
            <text:p text:style-name="p14"><text:span text:style-name="c13">fecha_inicio<text:line-break/><text:line-break/>NN</text:span></text:p>
          </table:table-cell>
          <table:table-cell table:style-name="T61">
            <text:p text:style-name="p14"><text:span text:style-name="c13">fecha_fin<text:line-break/><text:line-break/>NN</text:span></text:p>
          </table:table-cell>
          <table:table-cell table:style-name="T61">
            <text:p text:style-name="p14"><text:span text:style-name="c13">fk_id_producto<text:line-break/>FK <text:line-break/>NN</text:span></text:p>
          </table:table-cell>
        </table:table-row>
        <table:table-row>
          <table:table-cell table:style-name="T61">
            <text:p text:style-name="p10"><text:span text:style-name="c13">Ejemplo 1:</text:span></text:p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0"/>
          </table:table-cell>
        </table:table-row>
        <table:table-row>
          <table:table-cell table:style-name="T61">
            <text:p text:style-name="p10"><text:span text:style-name="c13">Ejemplo 2:</text:span></text:p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0"/>
          </table:table-cell>
        </table:table-row>
        <table:table-row>
          <table:table-cell table:style-name="T61">
            <text:p text:style-name="p10"><text:span text:style-name="c13">Ejemplo 3:</text:span></text:p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0"/>
          </table:table-cell>
        </table:table-row>
        <table:table-row>
          <table:table-cell table:style-name="T61">
            <text:p text:style-name="p10"><text:span text:style-name="c13">Ejemplo 4:</text:span></text:p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5"/>
          </table:table-cell>
          <table:table-cell table:style-name="T61">
            <text:p text:style-name="p10"/>
          </table:table-cell>
        </table:table-row>
      </table:table>
      <text:p text:style-name="p62"/>
    </office:text>
  </office:body>
</office:document-content>
</file>